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componentcss</text:p>
          </table:table-cell>
          <table:table-cell office:value-type="float" office:value="582" calcext:value-type="float">
            <text:p>58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B2]-[.C2]-[.D2]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src/app/appcomponenthtml</text:p>
          </table:table-cell>
          <table:table-cell office:value-type="float" office:value="1446" calcext:value-type="float">
            <text:p>1446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table:formula="of:=[.B3]-[.C3]-[.D3]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src/app/appcomponentts</text:p>
          </table:table-cell>
          <table:table-cell office:value-type="float" office:value="1860" calcext:value-type="float">
            <text:p>1860</text:p>
          </table:table-cell>
          <table:table-cell office:value-type="float" office:value="339" calcext:value-type="float">
            <text:p>339</text:p>
          </table:table-cell>
          <table:table-cell office:value-type="float" office:value="688" calcext:value-type="float">
            <text:p>688</text:p>
          </table:table-cell>
          <table:table-cell table:formula="of:=[.B4]-[.C4]-[.D4]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src/app/appmodulets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5]-[.C5]-[.D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approuting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-[.C6]-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authguardservice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-[.C7]-[.D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collaborateactivitie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-[.C8]-[.D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activities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-[.C9]-[.D9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collaborateactivitie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]-[.C10]-[.D1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collaborateactivityadd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-[.C11]-[.D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collaborateactivityaddcomponent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]-[.C12]-[.D1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collaborateactivityadd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-[.C13]-[.D1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collaboratealert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]-[.C14]-[.D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alertscomponent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]-[.C15]-[.D1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collaboratealert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6]-[.C16]-[.D1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collaboratemessage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-[.C17]-[.D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collaboratemessagescomponent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]-[.C18]-[.D1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collaboratemessages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9]-[.C19]-[.D1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commentscomponent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0]-[.C20]-[.D20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commentscomponent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1]-[.C21]-[.D21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commentscomponent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2]-[.C22]-[.D2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rc/app/dashboarddataqualitycomponentcs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3]-[.C23]-[.D2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dataqualitycomponenthtm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4]-[.C24]-[.D24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dataqualitycomponent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5]-[.C25]-[.D25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rc/app/dashboarddelet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]-[.C26]-[.D2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delete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]-[.C27]-[.D27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delet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]-[.C28]-[.D2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description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]-[.C29]-[.D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descriptioncomponent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]-[.C30]-[.D30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shboarddescription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31]-[.C31]-[.D3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detailscomponent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2]-[.C32]-[.D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detailscomponent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-[.C33]-[.D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detailscomponentt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34]-[.C34]-[.D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discard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5]-[.C35]-[.D3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discardcomponent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6]-[.C36]-[.D3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discardcomponentts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37]-[.C37]-[.D3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help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-[.C38]-[.D3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helpcomponent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9]-[.C39]-[.D3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dashboardhelp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0]-[.C40]-[.D4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helpPresentation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1]-[.C41]-[.D4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helpPresentationcomponent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2]-[.C42]-[.D4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helpPresentationcomponentt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43]-[.C43]-[.D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dashboardimport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-[.C44]-[.D4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importcomponent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5]-[.C45]-[.D45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importcomponent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6]-[.C46]-[.D4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new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]-[.C47]-[.D4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newcomponent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8]-[.C48]-[.D48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dashboardnew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9]-[.C49]-[.D4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opencomponent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0]-[.C50]-[.D50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dashboardopencomponenthtm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1]-[.C51]-[.D5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dashboardopencomponent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52]-[.C52]-[.D5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dashboardprint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]-[.C53]-[.D5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shboardprintcomponent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4]-[.C54]-[.D5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dashboardprint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55]-[.C55]-[.D5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renam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-[.C56]-[.D5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renamecomponent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7]-[.C57]-[.D5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shboardrenam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8]-[.C58]-[.D5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ave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9]-[.C59]-[.D5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savecomponent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60]-[.C60]-[.D60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rc/app/dashboardsavecomponentts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61]-[.C61]-[.D6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schedul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-[.C62]-[.D6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chedule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3]-[.C63]-[.D6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schedule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4]-[.C64]-[.D6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setting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5]-[.C65]-[.D6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ettings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6]-[.C66]-[.D66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settingscomponent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7]-[.C67]-[.D6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shboardshar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-[.C68]-[.D6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harecomponent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-[.C69]-[.D6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dashboardshar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0]-[.C70]-[.D70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dashboardsnapshots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1]-[.C71]-[.D7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napshotscomponent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2]-[.C72]-[.D72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snapshotscomponentt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B73]-[.C73]-[.D7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c/app/dashboardsubscrib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4]-[.C74]-[.D7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subscribecomponent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5]-[.C75]-[.D7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subscribecomponentt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6]-[.C76]-[.D7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dashboardtabcomponent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77]-[.C77]-[.D7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tabcomponent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8]-[.C78]-[.D78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dashboardtab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9]-[.C79]-[.D7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dashboardtagscomponent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0]-[.C80]-[.D80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tagscomponent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1]-[.C81]-[.D8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tags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-[.C82]-[.D8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templat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-[.C83]-[.D8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templatecomponent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4]-[.C84]-[.D84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dashboardtemplat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5]-[.C85]-[.D8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them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6]-[.C86]-[.D8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shboardthemecomponent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7]-[.C87]-[.D8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themecomponent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8]-[.C88]-[.D8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dashboardtreeviewcomponent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9]-[.C89]-[.D8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dashboardtreeviewcomponent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0]-[.C90]-[.D90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dashboardtreeviewcomponentts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91]-[.C91]-[.D91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tacombinationcomponent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2]-[.C92]-[.D9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tacombinationcomponent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3]-[.C93]-[.D9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rc/app/datacombinationcomponentt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94]-[.C94]-[.D94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rc/app/datapopupcomponentcss</text:p>
          </table:table-cell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table:formula="of:=[.B95]-[.C95]-[.D95]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src/app/datapopupcomponent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table:formula="of:=[.B96]-[.C96]-[.D96]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src/app/datapopupcomponentts</text:p>
          </table:table-cell>
          <table:table-cell office:value-type="float" office:value="693" calcext:value-type="float">
            <text:p>693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B97]-[.C97]-[.D97]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rc/app/datarefreshcomponent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8]-[.C98]-[.D9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rc/app/datarefreshcomponent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99]-[.C99]-[.D99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datarefreshcomponentts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00]-[.C100]-[.D10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shar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1]-[.C101]-[.D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datasharecomponent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2]-[.C102]-[.D102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tashar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3]-[.C103]-[.D103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global-functionservicets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04]-[.C104]-[.D104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global-variableservicets</text:p>
          </table:table-cell>
          <table:table-cell office:value-type="float" office:value="2414" calcext:value-type="float">
            <text:p>2414</text:p>
          </table:table-cell>
          <table:table-cell office:value-type="float" office:value="596" calcext:value-type="float">
            <text:p>596</text:p>
          </table:table-cell>
          <table:table-cell office:value-type="float" office:value="368" calcext:value-type="float">
            <text:p>368</text:p>
          </table:table-cell>
          <table:table-cell table:formula="of:=[.B105]-[.C105]-[.D105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src/app/helpcomponent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6]-[.C106]-[.D10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app/helpcomponent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7]-[.C107]-[.D10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helpcomponent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08]-[.C108]-[.D108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index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9]-[.C109]-[.D10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md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10]-[.C110]-[.D11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landingcomponent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1]-[.C111]-[.D11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andingcomponent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12]-[.C112]-[.D11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landingcomponentts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[.B113]-[.C113]-[.D11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login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4]-[.C114]-[.D11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incomponent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5]-[.C115]-[.D115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logincomponentts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16]-[.C116]-[.D11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logout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7]-[.C117]-[.D1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logoutcomponent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8]-[.C118]-[.D118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logout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19]-[.C119]-[.D11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modelsts</text:p>
          </table:table-cell>
          <table:table-cell office:value-type="float" office:value="421" calcext:value-type="float">
            <text:p>421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120]-[.C120]-[.D120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rc/app/myprofile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1]-[.C121]-[.D12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myprofilecomponent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2]-[.C122]-[.D12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myprofile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3]-[.C123]-[.D1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pipefiltercomponent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4]-[.C124]-[.D12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preferences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5]-[.C125]-[.D1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preferencescomponent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26]-[.C126]-[.D12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preferences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27]-[.C127]-[.D12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roadmapmd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128]-[.C128]-[.D128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rc/app/shapedelete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9]-[.C129]-[.D12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shapedeletecomponent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0]-[.C130]-[.D130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hapedeletecomponentt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1]-[.C131]-[.D131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app/shapeeditcomponent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-[.C132]-[.D13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hapeeditcomponenthtml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33]-[.C133]-[.D133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rc/app/shapeeditcomponentts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4]-[.C134]-[.D134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slicereditorcomponentcss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5]-[.C135]-[.D13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slicereditorcomponenthtml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36]-[.C136]-[.D136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rc/app/slicereditorcomponentts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B137]-[.C137]-[.D137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rc/app/slicersinglecomponentcs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8]-[.C138]-[.D13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slicersinglecomponentht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9]-[.C139]-[.D139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slicersinglecomponentts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B140]-[.C140]-[.D140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slicertablistcomponent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1]-[.C141]-[.D14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c/app/slicertablistcomponent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2]-[.C142]-[.D142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c/app/slicertablistcomponentts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143]-[.C143]-[.D143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statusbarcomponentcss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144]-[.C144]-[.D14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statusbarcomponenthtml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45]-[.C145]-[.D145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statusbarcomponentts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[.B146]-[.C146]-[.D146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systemsettingscomponent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7]-[.C147]-[.D14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app/systemsettingscomponenthtm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8]-[.C148]-[.D148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systemsettingscomponentts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9]-[.C149]-[.D14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tableeditorcomponent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0]-[.C150]-[.D150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rc/app/tableeditorcomponenthtml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151]-[.C151]-[.D151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tableeditorcomponentts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[.B152]-[.C152]-[.D152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tablesinglecomponentcss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153]-[.C153]-[.D153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tablesinglecomponenthtm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4]-[.C154]-[.D15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app/tablesinglecomponentts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155]-[.C155]-[.D15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delaydirective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6]-[.C156]-[.D15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testngifdirective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57]-[.C157]-[.D15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userofflinecomponent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8]-[.C158]-[.D15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userofflinecomponent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9]-[.C159]-[.D159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userofflinecomponentt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0]-[.C160]-[.D160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shapebuttonbarcomponent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1]-[.C161]-[.D16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usershapebuttonbar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2]-[.C162]-[.D162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usershapebuttonbarcomponentt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63]-[.C163]-[.D163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userwidgetbuttonbarcomponent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4]-[.C164]-[.D164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userwidgetbuttonbarcomponent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5]-[.C165]-[.D16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userwidgetbuttonbarcomponentt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6]-[.C166]-[.D16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widgetcheckpointscomponent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7]-[.C167]-[.D16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widgetcheckpoints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8]-[.C168]-[.D16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widgetcheckpointscomponentts</text:p>
          </table:table-cell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169]-[.C169]-[.D169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src/app/widgetdeletecomponentcs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70]-[.C170]-[.D170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widgetdeletecomponent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71]-[.C171]-[.D17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app/widgetdeletecomponent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72]-[.C172]-[.D172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editorcomponentcs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73]-[.C173]-[.D17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rc/app/widgeteditorcomponenthtml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74]-[.C174]-[.D174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rc/app/widgeteditorcomponentts</text:p>
          </table:table-cell>
          <table:table-cell office:value-type="float" office:value="543" calcext:value-type="float">
            <text:p>543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table:formula="of:=[.B175]-[.C175]-[.D175]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rc/app/widgetexpandcomponentcs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6]-[.C176]-[.D17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app/widgetexpandcomponent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77]-[.C177]-[.D177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widgetexpandcomponentt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78]-[.C178]-[.D17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exportcomponent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9]-[.C179]-[.D17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widgetexportcomponent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0]-[.C180]-[.D180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widgetexportcomponentt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81]-[.C181]-[.D18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widgetlinkscomponent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82]-[.C182]-[.D182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linkscomponent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3]-[.C183]-[.D18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linkscomponentts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B184]-[.C184]-[.D18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singlecomponent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5]-[.C185]-[.D18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rc/app/widgetsinglecomponent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6]-[.C186]-[.D18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singlecomponentts</text:p>
          </table:table-cell>
          <table:table-cell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formula="of:=[.B187]-[.C187]-[.D187]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SUM([.B1:.B187])" office:value-type="float" office:value="20133" calcext:value-type="float">
            <text:p>20133</text:p>
          </table:table-cell>
          <table:table-cell table:formula="of:=SUM([.C1:.C187])" office:value-type="float" office:value="2269" calcext:value-type="float">
            <text:p>2269</text:p>
          </table:table-cell>
          <table:table-cell table:formula="of:=SUM([.D1:.D187])" office:value-type="float" office:value="3691" calcext:value-type="float">
            <text:p>3691</text:p>
          </table:table-cell>
          <table:table-cell table:formula="of:=SUM([.E1:.E187])" office:value-type="float" office:value="14173" calcext:value-type="float">
            <text:p>14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5:05:14.597027554</dc:date>
    <dc:creator>Dr Jannie Immelman</dc:creator>
    <meta:editing-duration>PT3M50S</meta:editing-duration>
    <meta:editing-cycles>1</meta:editing-cycles>
    <meta:document-statistic meta:table-count="1" meta:cell-count="939" meta:object-count="0"/>
    <meta:generator>LibreOffice/5.1.6.2$Linux_X86_64 LibreOffice_project/10m0$Build-2</meta:generator>
  </office:meta>
</office:document-meta>
</file>